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2.75cm" fo:min-width="4cm"/>
      <style:paragraph-properties style:writing-mode="lr-tb"/>
    </style:style>
    <style:style style:name="gr2" style:family="graphic" style:parent-style-name="standard">
      <style:graphic-properties draw:stroke="none" draw:fill-color="#999999" draw:textarea-horizontal-align="justify" draw:textarea-vertical-align="middle" draw:auto-grow-height="false" fo:min-height="1.75cm" fo:min-width="3.25cm"/>
      <style:paragraph-properties style:writing-mode="lr-tb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1.376cm" fo:min-width="4.75cm"/>
      <style:paragraph-properties style:writing-mode="lr-tb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0.5cm" fo:min-width="3.2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Noto Sans1" fo:font-size="16pt"/>
    </style:style>
    <style:style style:name="P2" style:family="paragraph">
      <loext:graphic-properties draw:fill-color="#dddddd"/>
      <style:paragraph-properties fo:text-align="center" style:writing-mode="lr-tb"/>
      <style:text-properties style:font-name="Noto Sans1" fo:font-size="16pt"/>
    </style:style>
    <style:style style:name="P3" style:family="paragraph">
      <loext:graphic-properties draw:fill-color="#999999"/>
      <style:paragraph-properties fo:text-align="center" style:writing-mode="lr-tb"/>
      <style:text-properties style:font-name="Noto Sans1" fo:font-size="16pt"/>
    </style:style>
    <style:style style:name="P4" style:family="paragraph">
      <loext:graphic-properties draw:fill-color="#b2b2b2"/>
      <style:paragraph-properties fo:text-align="center" style:writing-mode="lr-tb"/>
      <style:text-properties style:font-name="Noto Sans1" fo:font-size="16pt"/>
    </style:style>
    <style:style style:name="P5" style:family="paragraph">
      <loext:graphic-properties draw:fill-color="#cccccc"/>
      <style:paragraph-properties fo:text-align="center" style:writing-mode="lr-tb"/>
      <style:text-properties style:font-name="Noto Sans1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3cm" svg:x="2.5cm" svg:y="10cm">
          <text:p text:style-name="P1">Drogue Clou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3cm" svg:x="9cm" svg:y="10cm">
          <text:p text:style-name="P1">Knativ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3cm" svg:x="15.25cm" svg:y="10cm">
          <text:p text:style-name="P1">TimescaleD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3cm" svg:x="21.25cm" svg:y="10cm">
          <text:p text:style-name="P1">Grafan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2cm" svg:x="4.75cm" svg:y="12.25cm">
          <text:p text:style-name="P1">Public Sandbo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2cm" svg:x="11cm" svg:y="12.25cm">
          <text:p text:style-name="P1">IBM Code Engin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2cm" svg:x="17cm" svg:y="12.25cm">
          <text:p text:style-name="P1">Timesca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2cm" svg:x="23cm" svg:y="12.25cm">
          <text:p text:style-name="P1">Grafana Clou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3.25cm" svg:x="5cm" svg:y="8cm">
          <text:p text:style-name="P1">Custom payloa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6cm" svg:height="3.25cm" svg:x="12.25cm" svg:y="8cm">
          <text:p text:style-name="P1">PostgreSQ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6cm" svg:height="3.25cm" svg:x="19cm" svg:y="8cm">
          <text:p text:style-name="P1">Dat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4.25cm" svg:height="1.5cm" svg:x="19.5cm" svg:y="8cm">
          <text:p text:style-name="P1">Query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4:09:00.118568043</meta:creation-date>
    <dc:date>2022-04-27T12:05:54.496118931</dc:date>
    <meta:editing-duration>PT4M56S</meta:editing-duration>
    <meta:editing-cycles>3</meta:editing-cycles>
    <meta:generator>LibreOffice/7.2.6.2$Linux_X86_64 LibreOffice_project/20$Build-2</meta:generator>
    <meta:document-statistic meta:object-count="12"/>
  </office:meta>
</office:document-meta>
</file>